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711cm"/>
    </style:style>
    <style:style style:name="Table1.B" style:family="table-column">
      <style:table-column-properties style:column-width="11.3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officeooo:rsid="00453b09" officeooo:paragraph-rsid="00464339" style:font-size-asian="16pt" style:font-size-complex="16pt"/>
    </style:style>
    <style:style style:name="P2" style:family="paragraph" style:parent-style-name="Standard">
      <style:text-properties fo:font-size="16pt" fo:font-weight="bold" officeooo:rsid="00462df3" officeooo:paragraph-rsid="00464339" style:font-size-asian="16pt" style:font-weight-asian="bold" style:font-size-complex="16pt" style:font-weight-complex="bold"/>
    </style:style>
    <style:style style:name="P3" style:family="paragraph" style:parent-style-name="Standard">
      <style:text-properties fo:font-size="12pt" officeooo:rsid="0076fbba" officeooo:paragraph-rsid="0076fbba" style:font-size-asian="12pt" style:font-size-complex="12pt"/>
    </style:style>
    <style:style style:name="P4" style:family="paragraph" style:parent-style-name="Standard">
      <style:text-properties fo:font-size="12pt" fo:font-weight="bold" officeooo:rsid="00464339" officeooo:paragraph-rsid="00464339" style:font-size-asian="12pt" style:font-weight-asian="bold" style:font-size-complex="12pt" style:font-weight-complex="bold"/>
    </style:style>
    <style:style style:name="P5" style:family="paragraph" style:parent-style-name="Standard">
      <style:text-properties fo:font-size="10pt" fo:font-weight="bold" officeooo:rsid="00464339" officeooo:paragraph-rsid="00464339" style:font-size-asian="10pt" style:font-weight-asian="bold" style:font-size-complex="10pt" style:font-weight-complex="bold"/>
    </style:style>
    <style:style style:name="P6" style:family="paragraph" style:parent-style-name="Standard">
      <style:text-properties fo:font-size="10pt" fo:font-weight="bold" officeooo:rsid="00134a80" officeooo:paragraph-rsid="00453b09" style:font-size-asian="10pt" style:font-weight-asian="bold" style:font-size-complex="10pt" style:font-weight-complex="bold"/>
    </style:style>
    <style:style style:name="P7" style:family="paragraph" style:parent-style-name="Standard">
      <style:text-properties fo:font-size="10pt" fo:font-weight="bold" officeooo:rsid="00127728" officeooo:paragraph-rsid="00453b09" style:font-size-asian="10pt" style:font-weight-asian="bold" style:font-size-complex="10pt" style:font-weight-complex="bold"/>
    </style:style>
    <style:style style:name="P8" style:family="paragraph" style:parent-style-name="Standard">
      <style:text-properties fo:font-size="10pt" fo:font-weight="bold" officeooo:rsid="00127728" officeooo:paragraph-rsid="005e3a1b" style:font-size-asian="10pt" style:font-weight-asian="bold" style:font-size-complex="10pt" style:font-weight-complex="bold"/>
    </style:style>
    <style:style style:name="P9" style:family="paragraph" style:parent-style-name="Standard">
      <style:text-properties fo:font-size="10pt" fo:font-weight="bold" officeooo:rsid="004b01c3" officeooo:paragraph-rsid="010ac91c" style:font-size-asian="10pt" style:font-weight-asian="bold" style:font-size-complex="10pt" style:font-weight-complex="bold"/>
    </style:style>
    <style:style style:name="P10" style:family="paragraph" style:parent-style-name="Standard">
      <style:text-properties fo:font-size="10pt" fo:font-weight="bold" officeooo:rsid="004b01c3" officeooo:paragraph-rsid="010d69e2" style:font-size-asian="10pt" style:font-weight-asian="bold" style:font-size-complex="10pt" style:font-weight-complex="bold"/>
    </style:style>
    <style:style style:name="P11" style:family="paragraph" style:parent-style-name="Standard">
      <style:text-properties fo:font-size="10pt" fo:font-weight="bold" officeooo:rsid="004b01c3" officeooo:paragraph-rsid="011ae093" style:font-size-asian="10pt" style:font-weight-asian="bold" style:font-size-complex="10pt" style:font-weight-complex="bold"/>
    </style:style>
    <style:style style:name="P12" style:family="paragraph" style:parent-style-name="Standard">
      <style:text-properties fo:font-size="10pt" fo:font-weight="bold" officeooo:rsid="004b01c3" officeooo:paragraph-rsid="0108a2d8" style:font-size-asian="10pt" style:font-weight-asian="bold" style:font-size-complex="10pt" style:font-weight-complex="bold"/>
    </style:style>
    <style:style style:name="P13" style:family="paragraph" style:parent-style-name="Standard">
      <style:text-properties fo:font-size="10pt" fo:font-weight="bold" officeooo:rsid="0112e259" officeooo:paragraph-rsid="0112e259" style:font-size-asian="10pt" style:font-weight-asian="bold" style:font-size-complex="10pt" style:font-weight-complex="bold"/>
    </style:style>
    <style:style style:name="P14" style:family="paragraph" style:parent-style-name="Standard">
      <style:text-properties fo:font-size="10pt" fo:font-weight="bold" officeooo:rsid="01152817" officeooo:paragraph-rsid="01152817" style:font-size-asian="10pt" style:font-weight-asian="bold" style:font-size-complex="10pt" style:font-weight-complex="bold"/>
    </style:style>
    <style:style style:name="P15" style:family="paragraph" style:parent-style-name="Standard">
      <style:text-properties fo:font-size="10pt" fo:font-weight="bold" officeooo:rsid="011ce39e" officeooo:paragraph-rsid="011ce39e" style:font-size-asian="10pt" style:font-weight-asian="bold" style:font-size-complex="10pt" style:font-weight-complex="bold"/>
    </style:style>
    <style:style style:name="P16" style:family="paragraph" style:parent-style-name="Standard">
      <style:text-properties fo:font-size="10pt" fo:font-weight="normal" officeooo:rsid="00127728" officeooo:paragraph-rsid="00453b09" style:font-size-asian="10pt" style:font-weight-asian="normal" style:font-size-complex="10pt" style:font-weight-complex="normal"/>
    </style:style>
    <style:style style:name="P17" style:family="paragraph" style:parent-style-name="Standard">
      <style:text-properties fo:font-size="10pt" fo:font-weight="normal" officeooo:rsid="00127728" officeooo:paragraph-rsid="00476740" style:font-size-asian="10pt" style:font-weight-asian="normal" style:font-size-complex="10pt" style:font-weight-complex="normal"/>
    </style:style>
    <style:style style:name="P18" style:family="paragraph" style:parent-style-name="Standard">
      <style:text-properties fo:font-size="10pt" fo:font-weight="normal" officeooo:rsid="00127728" officeooo:paragraph-rsid="00530851" style:font-size-asian="10pt" style:font-weight-asian="normal" style:font-size-complex="10pt" style:font-weight-complex="normal"/>
    </style:style>
    <style:style style:name="P19" style:family="paragraph" style:parent-style-name="Standard">
      <style:text-properties fo:font-size="10pt" fo:font-weight="normal" officeooo:rsid="00127728" officeooo:paragraph-rsid="0106848e" style:font-size-asian="10pt" style:font-weight-asian="normal" style:font-size-complex="10pt" style:font-weight-complex="normal"/>
    </style:style>
    <style:style style:name="P20" style:family="paragraph" style:parent-style-name="Standard">
      <style:paragraph-properties fo:text-align="end" style:justify-single-word="false"/>
      <style:text-properties fo:font-size="10pt" fo:font-weight="normal" officeooo:rsid="00127728" officeooo:paragraph-rsid="005e3a1b" style:font-size-asian="10pt" style:font-weight-asian="normal" style:font-size-complex="10pt" style:font-weight-complex="normal"/>
    </style:style>
    <style:style style:name="P21" style:family="paragraph" style:parent-style-name="Standard">
      <style:text-properties fo:font-size="10pt" fo:font-weight="normal" officeooo:rsid="00127728" officeooo:paragraph-rsid="005e3a1b" style:font-size-asian="10pt" style:font-weight-asian="normal" style:font-size-complex="10pt" style:font-weight-complex="normal"/>
    </style:style>
    <style:style style:name="P22" style:family="paragraph" style:parent-style-name="Standard">
      <style:text-properties fo:font-size="10pt" fo:font-weight="normal" officeooo:rsid="00127728" officeooo:paragraph-rsid="009aec85" style:font-size-asian="10pt" style:font-weight-asian="normal" style:font-size-complex="10pt" style:font-weight-complex="normal"/>
    </style:style>
    <style:style style:name="P23" style:family="paragraph" style:parent-style-name="Standard">
      <style:text-properties fo:font-size="10pt" fo:font-weight="normal" officeooo:rsid="00127728" officeooo:paragraph-rsid="015c956e" style:font-size-asian="10pt" style:font-weight-asian="normal" style:font-size-complex="10pt" style:font-weight-complex="normal"/>
    </style:style>
    <style:style style:name="P24" style:family="paragraph" style:parent-style-name="Standard">
      <style:text-properties fo:font-size="10pt" fo:font-weight="normal" officeooo:rsid="00127728" officeooo:paragraph-rsid="016ec3a2" style:font-size-asian="10pt" style:font-weight-asian="normal" style:font-size-complex="10pt" style:font-weight-complex="normal"/>
    </style:style>
    <style:style style:name="P25" style:family="paragraph" style:parent-style-name="Standard">
      <style:text-properties fo:font-size="10pt" fo:font-weight="normal" officeooo:rsid="00127728" officeooo:paragraph-rsid="01729fe4" style:font-size-asian="10pt" style:font-weight-asian="normal" style:font-size-complex="10pt" style:font-weight-complex="normal"/>
    </style:style>
    <style:style style:name="P26" style:family="paragraph" style:parent-style-name="Standard">
      <style:text-properties fo:font-size="10pt" fo:font-weight="normal" officeooo:rsid="00134a80" officeooo:paragraph-rsid="00453b09" style:font-size-asian="10pt" style:font-weight-asian="normal" style:font-size-complex="10pt" style:font-weight-complex="normal"/>
    </style:style>
    <style:style style:name="P27" style:family="paragraph" style:parent-style-name="Standard">
      <style:text-properties fo:font-size="10pt" fo:font-weight="normal" officeooo:rsid="00134a80" officeooo:paragraph-rsid="00d71306" style:font-size-asian="10pt" style:font-weight-asian="normal" style:font-size-complex="10pt" style:font-weight-complex="normal"/>
    </style:style>
    <style:style style:name="P28" style:family="paragraph" style:parent-style-name="Standard">
      <style:text-properties fo:font-size="10pt" fo:font-weight="normal" officeooo:rsid="00134a80" officeooo:paragraph-rsid="00476740" style:font-size-asian="10pt" style:font-weight-asian="normal" style:font-size-complex="10pt" style:font-weight-complex="normal"/>
    </style:style>
    <style:style style:name="P29" style:family="paragraph" style:parent-style-name="Standard">
      <style:text-properties fo:font-size="10pt" fo:font-weight="normal" officeooo:rsid="00134a80" officeooo:paragraph-rsid="009e5169" style:font-size-asian="10pt" style:font-weight-asian="normal" style:font-size-complex="10pt" style:font-weight-complex="normal"/>
    </style:style>
    <style:style style:name="P30" style:family="paragraph" style:parent-style-name="Standard">
      <style:text-properties fo:font-size="10pt" fo:font-weight="normal" officeooo:rsid="00134a80" officeooo:paragraph-rsid="009aec85" style:font-size-asian="10pt" style:font-weight-asian="normal" style:font-size-complex="10pt" style:font-weight-complex="normal"/>
    </style:style>
    <style:style style:name="P31" style:family="paragraph" style:parent-style-name="Standard">
      <style:text-properties fo:font-size="10pt" fo:font-weight="normal" officeooo:rsid="004a17df" officeooo:paragraph-rsid="00fafde2" style:font-size-asian="10pt" style:font-weight-asian="normal" style:font-size-complex="10pt" style:font-weight-complex="normal"/>
    </style:style>
    <style:style style:name="P32" style:family="paragraph" style:parent-style-name="Standard">
      <style:text-properties fo:font-size="10pt" fo:font-weight="normal" officeooo:rsid="004b01c3" officeooo:paragraph-rsid="00dc8745" style:font-size-asian="10pt" style:font-weight-asian="normal" style:font-size-complex="10pt" style:font-weight-complex="normal"/>
    </style:style>
    <style:style style:name="P33" style:family="paragraph" style:parent-style-name="Standard">
      <style:text-properties fo:font-size="10pt" fo:font-weight="normal" officeooo:rsid="004b01c3" officeooo:paragraph-rsid="00ff8119" style:font-size-asian="10pt" style:font-weight-asian="normal" style:font-size-complex="10pt" style:font-weight-complex="normal"/>
    </style:style>
    <style:style style:name="P34" style:family="paragraph" style:parent-style-name="Standard">
      <style:text-properties fo:font-size="10pt" fo:font-weight="normal" officeooo:rsid="004b01c3" officeooo:paragraph-rsid="004a17df" style:font-size-asian="10pt" style:font-weight-asian="normal" style:font-size-complex="10pt" style:font-weight-complex="normal"/>
    </style:style>
    <style:style style:name="P35" style:family="paragraph" style:parent-style-name="Standard">
      <style:text-properties fo:font-size="10pt" fo:font-weight="normal" officeooo:rsid="004b01c3" officeooo:paragraph-rsid="005d287a" style:font-size-asian="10pt" style:font-weight-asian="normal" style:font-size-complex="10pt" style:font-weight-complex="normal"/>
    </style:style>
    <style:style style:name="P36" style:family="paragraph" style:parent-style-name="Standard">
      <style:text-properties fo:font-size="10pt" fo:font-weight="normal" officeooo:rsid="004b01c3" officeooo:paragraph-rsid="00fce275" style:font-size-asian="10pt" style:font-weight-asian="normal" style:font-size-complex="10pt" style:font-weight-complex="normal"/>
    </style:style>
    <style:style style:name="P37" style:family="paragraph" style:parent-style-name="Standard">
      <style:text-properties fo:font-size="10pt" fo:font-weight="normal" officeooo:rsid="004b01c3" officeooo:paragraph-rsid="010ac91c" style:font-size-asian="10pt" style:font-weight-asian="normal" style:font-size-complex="10pt" style:font-weight-complex="normal"/>
    </style:style>
    <style:style style:name="P38" style:family="paragraph" style:parent-style-name="Standard">
      <style:text-properties fo:font-size="10pt" fo:font-weight="normal" officeooo:rsid="004b01c3" officeooo:paragraph-rsid="010d69e2" style:font-size-asian="10pt" style:font-weight-asian="normal" style:font-size-complex="10pt" style:font-weight-complex="normal"/>
    </style:style>
    <style:style style:name="P39" style:family="paragraph" style:parent-style-name="Standard">
      <style:text-properties fo:font-size="10pt" fo:font-weight="normal" officeooo:rsid="004b01c3" officeooo:paragraph-rsid="010e5374" style:font-size-asian="10pt" style:font-weight-asian="normal" style:font-size-complex="10pt" style:font-weight-complex="normal"/>
    </style:style>
    <style:style style:name="P40" style:family="paragraph" style:parent-style-name="Standard">
      <style:text-properties fo:font-size="10pt" fo:font-weight="normal" officeooo:rsid="004b01c3" officeooo:paragraph-rsid="011ae093" style:font-size-asian="10pt" style:font-weight-asian="normal" style:font-size-complex="10pt" style:font-weight-complex="normal"/>
    </style:style>
    <style:style style:name="P41" style:family="paragraph" style:parent-style-name="Standard">
      <style:text-properties fo:font-size="10pt" fo:font-weight="normal" officeooo:rsid="004b01c3" officeooo:paragraph-rsid="00dfa6e8" style:font-size-asian="10pt" style:font-weight-asian="normal" style:font-size-complex="10pt" style:font-weight-complex="normal"/>
    </style:style>
    <style:style style:name="P42" style:family="paragraph" style:parent-style-name="Standard">
      <style:text-properties fo:font-size="10pt" fo:font-weight="normal" officeooo:rsid="004b01c3" officeooo:paragraph-rsid="0108a2d8" style:font-size-asian="10pt" style:font-weight-asian="normal" style:font-size-complex="10pt" style:font-weight-complex="normal"/>
    </style:style>
    <style:style style:name="P43" style:family="paragraph" style:parent-style-name="Standard">
      <style:text-properties fo:font-size="10pt" fo:font-weight="normal" officeooo:rsid="004b01c3" officeooo:paragraph-rsid="0118d059" style:font-size-asian="10pt" style:font-weight-asian="normal" style:font-size-complex="10pt" style:font-weight-complex="normal"/>
    </style:style>
    <style:style style:name="P44" style:family="paragraph" style:parent-style-name="Standard">
      <style:text-properties fo:font-size="10pt" fo:font-weight="normal" officeooo:rsid="004b01c3" officeooo:paragraph-rsid="011bed17" style:font-size-asian="10pt" style:font-weight-asian="normal" style:font-size-complex="10pt" style:font-weight-complex="normal"/>
    </style:style>
    <style:style style:name="P45" style:family="paragraph" style:parent-style-name="Standard">
      <style:text-properties fo:font-size="10pt" fo:font-weight="normal" officeooo:rsid="004b01c3" officeooo:paragraph-rsid="0136376b" style:font-size-asian="10pt" style:font-weight-asian="normal" style:font-size-complex="10pt" style:font-weight-complex="normal"/>
    </style:style>
    <style:style style:name="P46" style:family="paragraph" style:parent-style-name="Standard">
      <style:text-properties fo:font-size="10pt" fo:font-weight="normal" officeooo:rsid="004b01c3" officeooo:paragraph-rsid="015be984" style:font-size-asian="10pt" style:font-weight-asian="normal" style:font-size-complex="10pt" style:font-weight-complex="normal"/>
    </style:style>
    <style:style style:name="P47" style:family="paragraph" style:parent-style-name="Standard">
      <style:text-properties fo:font-size="10pt" fo:font-weight="normal" officeooo:rsid="004b01c3" officeooo:paragraph-rsid="01a27e65" style:font-size-asian="10pt" style:font-weight-asian="normal" style:font-size-complex="10pt" style:font-weight-complex="normal"/>
    </style:style>
    <style:style style:name="P48" style:family="paragraph" style:parent-style-name="Standard">
      <style:text-properties fo:font-size="10pt" fo:font-weight="normal" officeooo:rsid="005d287a" officeooo:paragraph-rsid="005d287a" style:font-size-asian="10pt" style:font-weight-asian="normal" style:font-size-complex="10pt" style:font-weight-complex="normal"/>
    </style:style>
    <style:style style:name="P49" style:family="paragraph" style:parent-style-name="Standard">
      <style:text-properties fo:font-size="10pt" fo:font-weight="normal" officeooo:rsid="00724bd3" officeooo:paragraph-rsid="00dda84e" style:font-size-asian="10pt" style:font-weight-asian="normal" style:font-size-complex="10pt" style:font-weight-complex="normal"/>
    </style:style>
    <style:style style:name="P50" style:family="paragraph" style:parent-style-name="Standard">
      <style:text-properties fo:font-size="10pt" fo:font-weight="normal" officeooo:rsid="00724bd3" officeooo:paragraph-rsid="0106848e" style:font-size-asian="10pt" style:font-weight-asian="normal" style:font-size-complex="10pt" style:font-weight-complex="normal"/>
    </style:style>
    <style:style style:name="P51" style:family="paragraph" style:parent-style-name="Standard">
      <style:text-properties fo:font-size="10pt" fo:font-weight="normal" officeooo:rsid="004fbf87" officeooo:paragraph-rsid="012f651c" style:font-size-asian="10pt" style:font-weight-asian="normal" style:font-size-complex="10pt" style:font-weight-complex="normal"/>
    </style:style>
    <style:style style:name="P52" style:family="paragraph" style:parent-style-name="Standard">
      <style:text-properties fo:font-size="10pt" fo:font-weight="normal" officeooo:rsid="004fbf87" officeooo:paragraph-rsid="01335be3" style:font-size-asian="10pt" style:font-weight-asian="normal" style:font-size-complex="10pt" style:font-weight-complex="normal"/>
    </style:style>
    <style:style style:name="P53" style:family="paragraph" style:parent-style-name="Standard">
      <style:text-properties fo:font-size="10pt" fo:font-weight="normal" officeooo:rsid="00530851" officeooo:paragraph-rsid="0106848e" style:font-size-asian="10pt" style:font-weight-asian="normal" style:font-size-complex="10pt" style:font-weight-complex="normal"/>
    </style:style>
    <style:style style:name="P54" style:family="paragraph" style:parent-style-name="Standard">
      <style:text-properties fo:font-size="10pt" fo:font-weight="normal" officeooo:rsid="009c6f1d" officeooo:paragraph-rsid="0114ec45" style:font-size-asian="10pt" style:font-weight-asian="normal" style:font-size-complex="10pt" style:font-weight-complex="normal"/>
    </style:style>
    <style:style style:name="P55" style:family="paragraph" style:parent-style-name="Standard">
      <style:text-properties fo:font-size="10pt" fo:font-weight="normal" officeooo:rsid="009c6f1d" officeooo:paragraph-rsid="00dfa6e8" style:font-size-asian="10pt" style:font-weight-asian="normal" style:font-size-complex="10pt" style:font-weight-complex="normal"/>
    </style:style>
    <style:style style:name="P56" style:family="paragraph" style:parent-style-name="Standard">
      <style:text-properties fo:font-size="10pt" fo:font-weight="normal" officeooo:rsid="009d9832" officeooo:paragraph-rsid="009e5169" style:font-size-asian="10pt" style:font-weight-asian="normal" style:font-size-complex="10pt" style:font-weight-complex="normal"/>
    </style:style>
    <style:style style:name="P57" style:family="paragraph" style:parent-style-name="Standard">
      <style:text-properties fo:font-size="10pt" fo:font-weight="normal" officeooo:rsid="009d9832" officeooo:paragraph-rsid="017bab2b" style:font-size-asian="10pt" style:font-weight-asian="normal" style:font-size-complex="10pt" style:font-weight-complex="normal"/>
    </style:style>
    <style:style style:name="P58" style:family="paragraph" style:parent-style-name="Standard">
      <style:text-properties fo:font-size="10pt" fo:font-weight="normal" officeooo:rsid="00dfa6e8" officeooo:paragraph-rsid="014acdcb" style:font-size-asian="10pt" style:font-weight-asian="normal" style:font-size-complex="10pt" style:font-weight-complex="normal"/>
    </style:style>
    <style:style style:name="P59" style:family="paragraph" style:parent-style-name="Standard">
      <style:text-properties fo:font-size="10pt" fo:font-weight="normal" officeooo:rsid="00dfa6e8" officeooo:paragraph-rsid="015ae88e" style:font-size-asian="10pt" style:font-weight-asian="normal" style:font-size-complex="10pt" style:font-weight-complex="normal"/>
    </style:style>
    <style:style style:name="P60" style:family="paragraph" style:parent-style-name="Standard">
      <style:text-properties fo:font-size="10pt" fo:font-weight="normal" officeooo:rsid="011ce39e" officeooo:paragraph-rsid="011ce39e" style:font-size-asian="10pt" style:font-weight-asian="normal" style:font-size-complex="10pt" style:font-weight-complex="normal"/>
    </style:style>
    <style:style style:name="P61" style:family="paragraph" style:parent-style-name="Standard">
      <style:text-properties fo:font-size="10pt" fo:font-weight="normal" officeooo:rsid="0084c15c" officeooo:paragraph-rsid="009f9154" style:font-size-asian="10pt" style:font-weight-asian="normal" style:font-size-complex="10pt" style:font-weight-complex="normal"/>
    </style:style>
    <style:style style:name="P62" style:family="paragraph" style:parent-style-name="Standard">
      <style:text-properties fo:font-size="10pt" fo:font-weight="normal" officeooo:rsid="00825ca0" officeooo:paragraph-rsid="00ae0e8c" style:font-size-asian="10pt" style:font-weight-asian="normal" style:font-size-complex="10pt" style:font-weight-complex="normal"/>
    </style:style>
    <style:style style:name="P63" style:family="paragraph" style:parent-style-name="Standard">
      <style:text-properties fo:font-size="10pt" fo:font-weight="normal" officeooo:rsid="00825ca0" officeooo:paragraph-rsid="009aec85" style:font-size-asian="10pt" style:font-weight-asian="normal" style:font-size-complex="10pt" style:font-weight-complex="normal"/>
    </style:style>
    <style:style style:name="P64" style:family="paragraph" style:parent-style-name="Standard">
      <style:text-properties fo:font-size="10pt" fo:font-weight="normal" officeooo:rsid="00825ca0" officeooo:paragraph-rsid="00a38579" style:font-size-asian="10pt" style:font-weight-asian="normal" style:font-size-complex="10pt" style:font-weight-complex="normal"/>
    </style:style>
    <style:style style:name="P65" style:family="paragraph" style:parent-style-name="Standard">
      <style:text-properties fo:font-size="10pt" fo:font-weight="normal" officeooo:rsid="00825ca0" officeooo:paragraph-rsid="00a7a683" style:font-size-asian="10pt" style:font-weight-asian="normal" style:font-size-complex="10pt" style:font-weight-complex="normal"/>
    </style:style>
    <style:style style:name="P66" style:family="paragraph" style:parent-style-name="Standard">
      <style:text-properties fo:font-size="10pt" fo:font-weight="normal" officeooo:rsid="00825ca0" officeooo:paragraph-rsid="00ad12ae"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font-size="10pt" fo:font-weight="normal" officeooo:rsid="00825ca0" officeooo:paragraph-rsid="00ad12ae" style:font-size-asian="10pt" style:font-weight-asian="normal" style:font-size-complex="10pt" style:font-weight-complex="normal"/>
    </style:style>
    <style:style style:name="P68" style:family="paragraph" style:parent-style-name="Standard">
      <style:text-properties fo:font-size="10pt" fo:font-weight="normal" officeooo:rsid="00825ca0" officeooo:paragraph-rsid="0165d3fc" style:font-size-asian="10pt" style:font-weight-asian="normal" style:font-size-complex="10pt" style:font-weight-complex="normal"/>
    </style:style>
    <style:style style:name="P69" style:family="paragraph" style:parent-style-name="Standard">
      <style:text-properties fo:font-size="10pt" fo:font-weight="normal" officeooo:rsid="0081472b" officeooo:paragraph-rsid="009aec85" style:font-size-asian="10pt" style:font-weight-asian="normal" style:font-size-complex="10pt" style:font-weight-complex="normal"/>
    </style:style>
    <style:style style:name="P70" style:family="paragraph" style:parent-style-name="Standard">
      <style:text-properties fo:font-size="10pt" fo:font-weight="normal" officeooo:rsid="0013d146" officeooo:paragraph-rsid="005e3a1b" style:font-size-asian="10pt" style:font-weight-asian="normal" style:font-size-complex="10pt" style:font-weight-complex="normal"/>
    </style:style>
    <style:style style:name="P71" style:family="paragraph" style:parent-style-name="Standard">
      <style:text-properties fo:font-size="10pt" fo:font-weight="normal" officeooo:rsid="0013d146" officeooo:paragraph-rsid="007f75ed" style:font-size-asian="10pt" style:font-weight-asian="normal" style:font-size-complex="10pt" style:font-weight-complex="normal"/>
    </style:style>
    <style:style style:name="P72" style:family="paragraph" style:parent-style-name="Standard">
      <style:text-properties fo:font-size="10pt" fo:font-weight="normal" officeooo:rsid="007bdc00" officeooo:paragraph-rsid="00a69fbf" style:font-size-asian="10pt" style:font-weight-asian="normal" style:font-size-complex="10pt" style:font-weight-complex="normal"/>
    </style:style>
    <style:style style:name="P73" style:family="paragraph" style:parent-style-name="Standard">
      <style:text-properties fo:font-size="10pt" fo:font-weight="normal" officeooo:rsid="00a38579" officeooo:paragraph-rsid="00a3eb1f" style:font-size-asian="10pt" style:font-weight-asian="normal" style:font-size-complex="10pt" style:font-weight-complex="normal"/>
    </style:style>
    <style:style style:name="P74" style:family="paragraph" style:parent-style-name="Standard">
      <style:text-properties fo:font-size="10pt" fo:font-weight="normal" officeooo:rsid="00a38579" officeooo:paragraph-rsid="00edb28d" style:font-size-asian="10pt" style:font-weight-asian="normal" style:font-size-complex="10pt" style:font-weight-complex="normal"/>
    </style:style>
    <style:style style:name="P75" style:family="paragraph" style:parent-style-name="Standard">
      <style:text-properties fo:font-size="10pt" fo:font-weight="normal" officeooo:rsid="00b4ee03" officeooo:paragraph-rsid="00b4ee03" style:font-size-asian="10pt" style:font-weight-asian="normal" style:font-size-complex="10pt" style:font-weight-complex="normal"/>
    </style:style>
    <style:style style:name="P76" style:family="paragraph" style:parent-style-name="Standard">
      <style:text-properties fo:font-size="10pt" fo:font-weight="normal" officeooo:rsid="00b4ee03" officeooo:paragraph-rsid="00b8464e" style:font-size-asian="10pt" style:font-weight-asian="normal" style:font-size-complex="10pt" style:font-weight-complex="normal"/>
    </style:style>
    <style:style style:name="P77" style:family="paragraph" style:parent-style-name="Standard">
      <style:text-properties fo:font-size="10pt" fo:font-weight="normal" officeooo:rsid="006050a1" officeooo:paragraph-rsid="00b4ee03" style:font-size-asian="10pt" style:font-weight-asian="normal" style:font-size-complex="10pt" style:font-weight-complex="normal"/>
    </style:style>
    <style:style style:name="P78" style:family="paragraph" style:parent-style-name="Standard">
      <style:text-properties fo:font-size="10pt" fo:font-weight="normal" officeooo:rsid="006050a1" officeooo:paragraph-rsid="00f0fae1" style:font-size-asian="10pt" style:font-weight-asian="normal" style:font-size-complex="10pt" style:font-weight-complex="normal"/>
    </style:style>
    <style:style style:name="P79" style:family="paragraph" style:parent-style-name="Standard">
      <style:text-properties fo:font-size="10pt" fo:font-weight="normal" officeooo:rsid="006050a1" officeooo:paragraph-rsid="0168ddfa" style:font-size-asian="10pt" style:font-weight-asian="normal" style:font-size-complex="10pt" style:font-weight-complex="normal"/>
    </style:style>
    <style:style style:name="P80" style:family="paragraph" style:parent-style-name="Standard">
      <style:text-properties fo:font-size="10pt" fo:font-weight="normal" officeooo:rsid="00bc75b7" officeooo:paragraph-rsid="00b4ee03" style:font-size-asian="10pt" style:font-weight-asian="normal" style:font-size-complex="10pt" style:font-weight-complex="normal"/>
    </style:style>
    <style:style style:name="P81" style:family="paragraph" style:parent-style-name="Standard">
      <style:text-properties fo:font-size="10pt" fo:font-weight="normal" officeooo:rsid="00619713" officeooo:paragraph-rsid="00f2c173" style:font-size-asian="10pt" style:font-weight-asian="normal" style:font-size-complex="10pt" style:font-weight-complex="normal"/>
    </style:style>
    <style:style style:name="P82" style:family="paragraph" style:parent-style-name="Standard">
      <style:text-properties fo:font-size="10pt" fo:font-weight="normal" officeooo:rsid="00619713" officeooo:paragraph-rsid="00b8464e" style:font-size-asian="10pt" style:font-weight-asian="normal" style:font-size-complex="10pt" style:font-weight-complex="normal"/>
    </style:style>
    <style:style style:name="P83" style:family="paragraph" style:parent-style-name="Standard">
      <style:text-properties fo:font-size="10pt" fo:font-weight="normal" officeooo:rsid="00631c5a" officeooo:paragraph-rsid="00f3c166" style:font-size-asian="10pt" style:font-weight-asian="normal" style:font-size-complex="10pt" style:font-weight-complex="normal"/>
    </style:style>
    <style:style style:name="P84" style:family="paragraph" style:parent-style-name="Standard">
      <style:text-properties fo:font-size="10pt" fo:font-weight="normal" officeooo:rsid="00c66551" officeooo:paragraph-rsid="007f75ed" style:font-size-asian="10pt" style:font-weight-asian="normal" style:font-size-complex="10pt" style:font-weight-complex="normal"/>
    </style:style>
    <style:style style:name="P85" style:family="paragraph" style:parent-style-name="Standard">
      <style:text-properties fo:font-size="10pt" fo:font-weight="normal" officeooo:rsid="006519b8" officeooo:paragraph-rsid="00c47b33" style:font-size-asian="10pt" style:font-weight-asian="normal" style:font-size-complex="10pt" style:font-weight-complex="normal"/>
    </style:style>
    <style:style style:name="P86" style:family="paragraph" style:parent-style-name="Standard">
      <style:text-properties fo:font-size="10pt" fo:font-weight="normal" officeooo:rsid="006519b8" officeooo:paragraph-rsid="007f75ed" style:font-size-asian="10pt" style:font-weight-asian="normal" style:font-size-complex="10pt" style:font-weight-complex="normal"/>
    </style:style>
    <style:style style:name="P87" style:family="paragraph" style:parent-style-name="Standard">
      <style:text-properties fo:font-size="10pt" fo:font-weight="normal" officeooo:rsid="01265c93" officeooo:paragraph-rsid="01265c93" style:font-size-asian="10pt" style:font-weight-asian="normal" style:font-size-complex="10pt" style:font-weight-complex="normal"/>
    </style:style>
    <style:style style:name="P88" style:family="paragraph" style:parent-style-name="Standard">
      <style:text-properties fo:font-size="10pt" fo:font-weight="normal" officeooo:rsid="0149b67d" officeooo:paragraph-rsid="0149b67d" style:font-size-asian="10pt" style:font-weight-asian="normal" style:font-size-complex="10pt" style:font-weight-complex="normal"/>
    </style:style>
    <style:style style:name="P89" style:family="paragraph" style:parent-style-name="Standard">
      <style:text-properties fo:font-size="10pt" fo:font-weight="normal" officeooo:rsid="015f50fe" officeooo:paragraph-rsid="015f50fe" style:font-size-asian="10pt" style:font-weight-asian="normal" style:font-size-complex="10pt" style:font-weight-complex="normal"/>
    </style:style>
    <style:style style:name="P90" style:family="paragraph" style:parent-style-name="Table_20_Contents">
      <style:text-properties fo:font-size="10pt" officeooo:rsid="00a3eb1f" officeooo:paragraph-rsid="00a3eb1f" style:font-size-asian="10pt" style:font-size-complex="10pt"/>
    </style:style>
    <style:style style:name="P91" style:family="paragraph" style:parent-style-name="Table_20_Contents">
      <style:text-properties fo:font-size="10pt" officeooo:rsid="018fccb6" officeooo:paragraph-rsid="018ed37e" style:font-size-asian="10pt" style:font-size-complex="10pt"/>
    </style:style>
    <style:style style:name="P92" style:family="paragraph" style:parent-style-name="Standard">
      <style:text-properties fo:font-size="10pt" fo:font-weight="bold" officeooo:rsid="017dbb30" officeooo:paragraph-rsid="01a517c5" style:font-size-asian="10pt" style:font-weight-asian="bold" style:font-size-complex="10pt" style:font-weight-complex="bold"/>
    </style:style>
    <style:style style:name="P93" style:family="paragraph" style:parent-style-name="Standard">
      <style:text-properties fo:font-size="10pt" fo:font-weight="bold" officeooo:rsid="01054214" officeooo:paragraph-rsid="01054214" style:font-size-asian="10pt" style:font-weight-asian="bold" style:font-size-complex="10pt" style:font-weight-complex="bold"/>
    </style:style>
    <style:style style:name="P94" style:family="paragraph" style:parent-style-name="Standard">
      <style:text-properties fo:font-size="10pt" fo:font-weight="bold" officeooo:rsid="010e5374" officeooo:paragraph-rsid="010e5374" style:font-size-asian="10pt" style:font-weight-asian="bold" style:font-size-complex="10pt" style:font-weight-complex="bold"/>
    </style:style>
    <style:style style:name="P95" style:family="paragraph" style:parent-style-name="Standard">
      <style:text-properties fo:font-size="10pt" fo:font-weight="bold" officeooo:rsid="0114ec45" officeooo:paragraph-rsid="0114ec45" style:font-size-asian="10pt" style:font-weight-asian="bold" style:font-size-complex="10pt" style:font-weight-complex="bold"/>
    </style:style>
    <style:style style:name="P96" style:family="paragraph" style:parent-style-name="Standard">
      <style:text-properties fo:font-size="10pt" fo:font-weight="bold" officeooo:rsid="011bed17" officeooo:paragraph-rsid="011bed17" style:font-size-asian="10pt" style:font-weight-asian="bold" style:font-size-complex="10pt" style:font-weight-complex="bold"/>
    </style:style>
    <style:style style:name="P97" style:family="paragraph" style:parent-style-name="Standard">
      <style:text-properties fo:font-size="10pt" fo:font-weight="normal" officeooo:rsid="01729fe4" officeooo:paragraph-rsid="01729fe4" style:font-size-asian="10pt" style:font-weight-asian="normal" style:font-size-complex="10pt" style:font-weight-complex="normal"/>
    </style:style>
    <style:style style:name="T1" style:family="text">
      <style:text-properties officeooo:rsid="00134a80"/>
    </style:style>
    <style:style style:name="T2" style:family="text">
      <style:text-properties fo:font-weight="normal" officeooo:rsid="00a38579" style:font-weight-asian="normal" style:font-weight-complex="normal"/>
    </style:style>
    <style:style style:name="T3" style:family="text">
      <style:text-properties fo:font-weight="normal" officeooo:rsid="00b033cb" style:font-weight-asian="normal" style:font-weight-complex="normal"/>
    </style:style>
    <style:style style:name="T4" style:family="text">
      <style:text-properties fo:font-weight="normal" officeooo:rsid="00e9d716" style:font-weight-asian="normal" style:font-weight-complex="normal"/>
    </style:style>
    <style:style style:name="T5" style:family="text">
      <style:text-properties officeooo:rsid="0013d146"/>
    </style:style>
    <style:style style:name="T6" style:family="text">
      <style:text-properties fo:font-weight="bold" style:font-weight-asian="bold" style:font-weight-complex="bold"/>
    </style:style>
    <style:style style:name="T7" style:family="text">
      <style:text-properties fo:font-weight="bold" officeooo:rsid="00134a80" style:font-weight-asian="bold" style:font-weight-complex="bold"/>
    </style:style>
    <style:style style:name="T8" style:family="text">
      <style:text-properties fo:font-weight="bold" officeooo:rsid="00462df3" style:font-weight-asian="bold" style:font-weight-complex="bold"/>
    </style:style>
    <style:style style:name="T9" style:family="text">
      <style:text-properties fo:font-weight="bold" officeooo:rsid="00464339" style:font-weight-asian="bold" style:font-weight-complex="bold"/>
    </style:style>
    <style:style style:name="T10" style:family="text">
      <style:text-properties fo:font-weight="bold" officeooo:rsid="00127728" style:font-weight-asian="bold" style:font-weight-complex="bold"/>
    </style:style>
    <style:style style:name="T11" style:family="text">
      <style:text-properties fo:font-weight="bold" officeooo:rsid="0013d146" style:font-weight-asian="bold" style:font-weight-complex="bold"/>
    </style:style>
    <style:style style:name="T12" style:family="text">
      <style:text-properties fo:font-weight="bold" officeooo:rsid="0090d919" style:font-weight-asian="bold" style:font-weight-complex="bold"/>
    </style:style>
    <style:style style:name="T13" style:family="text">
      <style:text-properties fo:font-weight="bold" officeooo:rsid="00f77712" style:font-weight-asian="bold" style:font-weight-complex="bold"/>
    </style:style>
    <style:style style:name="T14" style:family="text">
      <style:text-properties fo:font-weight="bold" officeooo:rsid="00fa442a" style:font-weight-asian="bold" style:font-weight-complex="bold"/>
    </style:style>
    <style:style style:name="T15" style:family="text">
      <style:text-properties officeooo:rsid="004483e5"/>
    </style:style>
    <style:style style:name="T16" style:family="text">
      <style:text-properties officeooo:rsid="0044b653"/>
    </style:style>
    <style:style style:name="T17" style:family="text">
      <style:text-properties officeooo:rsid="0047e159"/>
    </style:style>
    <style:style style:name="T18" style:family="text">
      <style:text-properties officeooo:rsid="00490240"/>
    </style:style>
    <style:style style:name="T19" style:family="text">
      <style:text-properties officeooo:rsid="004a17df"/>
    </style:style>
    <style:style style:name="T20" style:family="text">
      <style:text-properties officeooo:rsid="004fbf87"/>
    </style:style>
    <style:style style:name="T21" style:family="text">
      <style:text-properties officeooo:rsid="00530851"/>
    </style:style>
    <style:style style:name="T22" style:family="text">
      <style:text-properties officeooo:rsid="005d287a"/>
    </style:style>
    <style:style style:name="T23" style:family="text">
      <style:text-properties officeooo:rsid="00632156"/>
    </style:style>
    <style:style style:name="T24" style:family="text">
      <style:text-properties officeooo:rsid="00733221"/>
    </style:style>
    <style:style style:name="T25" style:family="text">
      <style:text-properties officeooo:rsid="0078fb70"/>
    </style:style>
    <style:style style:name="T26" style:family="text">
      <style:text-properties officeooo:rsid="0084c15c"/>
    </style:style>
    <style:style style:name="T27" style:family="text">
      <style:text-properties officeooo:rsid="00907556"/>
    </style:style>
    <style:style style:name="T28" style:family="text">
      <style:text-properties officeooo:rsid="009d9832"/>
    </style:style>
    <style:style style:name="T29" style:family="text">
      <style:text-properties officeooo:rsid="009e5169"/>
    </style:style>
    <style:style style:name="T30" style:family="text">
      <style:text-properties officeooo:rsid="009fd9aa"/>
    </style:style>
    <style:style style:name="T31" style:family="text">
      <style:text-properties officeooo:rsid="00a38579"/>
    </style:style>
    <style:style style:name="T32" style:family="text">
      <style:text-properties officeooo:rsid="00a69fbf"/>
    </style:style>
    <style:style style:name="T33" style:family="text">
      <style:text-properties officeooo:rsid="00a7a683"/>
    </style:style>
    <style:style style:name="T34" style:family="text">
      <style:text-properties officeooo:rsid="00af6f71"/>
    </style:style>
    <style:style style:name="T35" style:family="text">
      <style:text-properties officeooo:rsid="00b4ee03"/>
    </style:style>
    <style:style style:name="T36" style:family="text">
      <style:text-properties officeooo:rsid="00b5d067"/>
    </style:style>
    <style:style style:name="T37" style:family="text">
      <style:text-properties officeooo:rsid="00b9ab13"/>
    </style:style>
    <style:style style:name="T38" style:family="text">
      <style:text-properties officeooo:rsid="00b9ffa3"/>
    </style:style>
    <style:style style:name="T39" style:family="text">
      <style:text-properties officeooo:rsid="00bd9993"/>
    </style:style>
    <style:style style:name="T40" style:family="text">
      <style:text-properties officeooo:rsid="00c07319"/>
    </style:style>
    <style:style style:name="T41" style:family="text">
      <style:text-properties officeooo:rsid="00c47b33"/>
    </style:style>
    <style:style style:name="T42" style:family="text">
      <style:text-properties officeooo:rsid="00d375c7"/>
    </style:style>
    <style:style style:name="T43" style:family="text">
      <style:text-properties officeooo:rsid="00d53c5d"/>
    </style:style>
    <style:style style:name="T44" style:family="text">
      <style:text-properties officeooo:rsid="00d67487"/>
    </style:style>
    <style:style style:name="T45" style:family="text">
      <style:text-properties officeooo:rsid="00d71306"/>
    </style:style>
    <style:style style:name="T46" style:family="text">
      <style:text-properties officeooo:rsid="00d76c77"/>
    </style:style>
    <style:style style:name="T47" style:family="text">
      <style:text-properties officeooo:rsid="00da7c0a"/>
    </style:style>
    <style:style style:name="T48" style:family="text">
      <style:text-properties officeooo:rsid="00dda84e"/>
    </style:style>
    <style:style style:name="T49" style:family="text">
      <style:text-properties officeooo:rsid="00dfa6e8"/>
    </style:style>
    <style:style style:name="T50" style:family="text">
      <style:text-properties officeooo:rsid="00e43c2a"/>
    </style:style>
    <style:style style:name="T51" style:family="text">
      <style:text-properties officeooo:rsid="00e567b5"/>
    </style:style>
    <style:style style:name="T52" style:family="text">
      <style:text-properties officeooo:rsid="00e70b16"/>
    </style:style>
    <style:style style:name="T53" style:family="text">
      <style:text-properties officeooo:rsid="00e86be9"/>
    </style:style>
    <style:style style:name="T54" style:family="text">
      <style:text-properties officeooo:rsid="00ea60df"/>
    </style:style>
    <style:style style:name="T55" style:family="text">
      <style:text-properties officeooo:rsid="00ebc0e5"/>
    </style:style>
    <style:style style:name="T56" style:family="text">
      <style:text-properties officeooo:rsid="00ed09b4"/>
    </style:style>
    <style:style style:name="T57" style:family="text">
      <style:text-properties officeooo:rsid="00edb28d"/>
    </style:style>
    <style:style style:name="T58" style:family="text">
      <style:text-properties officeooo:rsid="00ef0f62"/>
    </style:style>
    <style:style style:name="T59" style:family="text">
      <style:text-properties officeooo:rsid="00f0fae1"/>
    </style:style>
    <style:style style:name="T60" style:family="text">
      <style:text-properties officeooo:rsid="00f2c173"/>
    </style:style>
    <style:style style:name="T61" style:family="text">
      <style:text-properties officeooo:rsid="00f5d455"/>
    </style:style>
    <style:style style:name="T62" style:family="text">
      <style:text-properties officeooo:rsid="00fafde2"/>
    </style:style>
    <style:style style:name="T63" style:family="text">
      <style:text-properties officeooo:rsid="00fb902f"/>
    </style:style>
    <style:style style:name="T64" style:family="text">
      <style:text-properties officeooo:rsid="00fce275"/>
    </style:style>
    <style:style style:name="T65" style:family="text">
      <style:text-properties officeooo:rsid="010079fb"/>
    </style:style>
    <style:style style:name="T66" style:family="text">
      <style:text-properties officeooo:rsid="0104cd44"/>
    </style:style>
    <style:style style:name="T67" style:family="text">
      <style:text-properties officeooo:rsid="01054214"/>
    </style:style>
    <style:style style:name="T68" style:family="text">
      <style:text-properties officeooo:rsid="0108315d"/>
    </style:style>
    <style:style style:name="T69" style:family="text">
      <style:text-properties officeooo:rsid="01088eee"/>
    </style:style>
    <style:style style:name="T70" style:family="text">
      <style:text-properties officeooo:rsid="010d69e2"/>
    </style:style>
    <style:style style:name="T71" style:family="text">
      <style:text-properties officeooo:rsid="010e5374"/>
    </style:style>
    <style:style style:name="T72" style:family="text">
      <style:text-properties officeooo:rsid="010ec5ed"/>
    </style:style>
    <style:style style:name="T73" style:family="text">
      <style:text-properties officeooo:rsid="0114ec45"/>
    </style:style>
    <style:style style:name="T74" style:family="text">
      <style:text-properties officeooo:rsid="01168db5"/>
    </style:style>
    <style:style style:name="T75" style:family="text">
      <style:text-properties officeooo:rsid="011872ac"/>
    </style:style>
    <style:style style:name="T76" style:family="text">
      <style:text-properties officeooo:rsid="0119ad49"/>
    </style:style>
    <style:style style:name="T77" style:family="text">
      <style:text-properties officeooo:rsid="011cd99b"/>
    </style:style>
    <style:style style:name="T78" style:family="text">
      <style:text-properties officeooo:rsid="011daefa"/>
    </style:style>
    <style:style style:name="T79" style:family="text">
      <style:text-properties officeooo:rsid="011fcc2f"/>
    </style:style>
    <style:style style:name="T80" style:family="text">
      <style:text-properties officeooo:rsid="01205ecd"/>
    </style:style>
    <style:style style:name="T81" style:family="text">
      <style:text-properties officeooo:rsid="012372df"/>
    </style:style>
    <style:style style:name="T82" style:family="text">
      <style:text-properties officeooo:rsid="01242cfa"/>
    </style:style>
    <style:style style:name="T83" style:family="text">
      <style:text-properties officeooo:rsid="01254e30"/>
    </style:style>
    <style:style style:name="T84" style:family="text">
      <style:text-properties officeooo:rsid="0125f88d"/>
    </style:style>
    <style:style style:name="T85" style:family="text">
      <style:text-properties officeooo:rsid="0127aa46"/>
    </style:style>
    <style:style style:name="T86" style:family="text">
      <style:text-properties officeooo:rsid="012ddf98"/>
    </style:style>
    <style:style style:name="T87" style:family="text">
      <style:text-properties officeooo:rsid="012f651c"/>
    </style:style>
    <style:style style:name="T88" style:family="text">
      <style:text-properties officeooo:rsid="012ffde0"/>
    </style:style>
    <style:style style:name="T89" style:family="text">
      <style:text-properties officeooo:rsid="01335be3"/>
    </style:style>
    <style:style style:name="T90" style:family="text">
      <style:text-properties officeooo:rsid="0136376b"/>
    </style:style>
    <style:style style:name="T91" style:family="text">
      <style:text-properties officeooo:rsid="0137d724"/>
    </style:style>
    <style:style style:name="T92" style:family="text">
      <style:text-properties officeooo:rsid="0139cff6"/>
    </style:style>
    <style:style style:name="T93" style:family="text">
      <style:text-properties officeooo:rsid="013e3055"/>
    </style:style>
    <style:style style:name="T94" style:family="text">
      <style:text-properties officeooo:rsid="013e8df9"/>
    </style:style>
    <style:style style:name="T95" style:family="text">
      <style:text-properties officeooo:rsid="01404e78"/>
    </style:style>
    <style:style style:name="T96" style:family="text">
      <style:text-properties officeooo:rsid="01450aaa"/>
    </style:style>
    <style:style style:name="T97" style:family="text">
      <style:text-properties officeooo:rsid="01457092"/>
    </style:style>
    <style:style style:name="T98" style:family="text">
      <style:text-properties officeooo:rsid="01469e45"/>
    </style:style>
    <style:style style:name="T99" style:family="text">
      <style:text-properties officeooo:rsid="01487ba8"/>
    </style:style>
    <style:style style:name="T100" style:family="text">
      <style:text-properties officeooo:rsid="0149b67d"/>
    </style:style>
    <style:style style:name="T101" style:family="text">
      <style:text-properties officeooo:rsid="014acdcb"/>
    </style:style>
    <style:style style:name="T102" style:family="text">
      <style:text-properties officeooo:rsid="014d164c"/>
    </style:style>
    <style:style style:name="T103" style:family="text">
      <style:text-properties officeooo:rsid="014f49b4"/>
    </style:style>
    <style:style style:name="T104" style:family="text">
      <style:text-properties officeooo:rsid="015467b2"/>
    </style:style>
    <style:style style:name="T105" style:family="text">
      <style:text-properties officeooo:rsid="01580b39"/>
    </style:style>
    <style:style style:name="T106" style:family="text">
      <style:text-properties officeooo:rsid="015ae88e"/>
    </style:style>
    <style:style style:name="T107" style:family="text">
      <style:text-properties officeooo:rsid="015e5f80"/>
    </style:style>
    <style:style style:name="T108" style:family="text">
      <style:text-properties officeooo:rsid="015f50fe"/>
    </style:style>
    <style:style style:name="T109" style:family="text">
      <style:text-properties officeooo:rsid="0162ddb5"/>
    </style:style>
    <style:style style:name="T110" style:family="text">
      <style:text-properties officeooo:rsid="0165333f"/>
    </style:style>
    <style:style style:name="T111" style:family="text">
      <style:text-properties officeooo:rsid="0165d3fc"/>
    </style:style>
    <style:style style:name="T112" style:family="text">
      <style:text-properties officeooo:rsid="016617ba"/>
    </style:style>
    <style:style style:name="T113" style:family="text">
      <style:text-properties officeooo:rsid="016ec3a2"/>
    </style:style>
    <style:style style:name="T114" style:family="text">
      <style:text-properties officeooo:rsid="01729fe4"/>
    </style:style>
    <style:style style:name="T115" style:family="text">
      <style:text-properties officeooo:rsid="0172f812"/>
    </style:style>
    <style:style style:name="T116" style:family="text">
      <style:text-properties officeooo:rsid="01760904"/>
    </style:style>
    <style:style style:name="T117" style:family="text">
      <style:text-properties officeooo:rsid="01786609"/>
    </style:style>
    <style:style style:name="T118" style:family="text">
      <style:text-properties officeooo:rsid="017a4e1d"/>
    </style:style>
    <style:style style:name="T119" style:family="text">
      <style:text-properties officeooo:rsid="017c4eb8"/>
    </style:style>
    <style:style style:name="T120" style:family="text">
      <style:text-properties officeooo:rsid="017f6c3f"/>
    </style:style>
    <style:style style:name="T121" style:family="text">
      <style:text-properties officeooo:rsid="01811649"/>
    </style:style>
    <style:style style:name="T122" style:family="text">
      <style:text-properties officeooo:rsid="019806db"/>
    </style:style>
    <style:style style:name="T123" style:family="text">
      <style:text-properties officeooo:rsid="01a07852"/>
    </style:style>
    <style:style style:name="T124" style:family="text">
      <style:text-properties officeooo:rsid="01a20a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M</text:span><text:span text:style-name="T9">achine Learning Engineering Nanodegree</text:span><text:span text:style-name="T8"> </text:span></text:p>
      <text:p text:style-name="P2"/>
      <text:p text:style-name="P1"><text:span text:style-name="T6">Capstone </text:span><text:span text:style-name="T10">Proposal</text:span></text:p>
      <text:p text:style-name="P4"/>
      <text:p text:style-name="P3"><text:span text:style-name="T13">S</text:span><text:span text:style-name="T14">un</text:span><text:span text:style-name="T6"> 1</text:span><text:span text:style-name="T14">7</text:span><text:span text:style-name="T6"> Feb</text:span><text:span text:style-name="T12">uary</text:span><text:span text:style-name="T6"> 2019</text:span></text:p>
      <text:p text:style-name="P5"/>
      <text:p text:style-name="P16"><text:span text:style-name="T1">1. </text:span><text:span text:style-name="T7">D</text:span><text:span text:style-name="T6">omain </text:span><text:span text:style-name="T7">B</text:span><text:span text:style-name="T6">ackground</text:span></text:p>
      <text:p text:style-name="P26"/>
      <text:p text:style-name="P6">Algorithmic <text:span text:style-name="T15">T</text:span>rading</text:p>
      <text:p text:style-name="P26"/>
      <text:p text:style-name="P26">Algorithmic trading is automated (or semi-automated) pre-programmed trading instructions accounting input variables like time, price, volume, tweets, news, <text:span text:style-name="T18">and </text:span>company reports. </text:p>
      <text:p text:style-name="P27">Algorithmic trading is developed so the traders do not need to constantly watch a stock price, making bad <text:span text:style-name="T46">prediction or </text:span>emotion<text:span text:style-name="T45">al </text:span>decision. <text:span text:style-name="T47">Traders can</text:span> us<text:span text:style-name="T47">e</text:span> the power of machines and algorithms to make better investment <text:span text:style-name="T45">returns</text:span>. </text:p>
      <text:p text:style-name="P26"/>
      <text:p text:style-name="P26"><text:span text:style-name="T46">A b</text:span>asic price <text:span text:style-name="T46">prediction </text:span>models can be a linear regression. A more complex pattern recognition, or predictive model can also be developed by machine learning or deep learning. <text:span text:style-name="T17">The c</text:span>ommon stock patterns are Mean Reversion, Momentum, <text:span text:style-name="T16">and </text:span>Breakout.</text:p>
      <text:p text:style-name="P7"/>
      <text:p text:style-name="P31">The most basic part of algorithmic trading is making a decision whether to buy or sell an asset. In any particular time, the trading <text:span text:style-name="T62">system </text:span>can access the current price level, and other related information, like volume of trade of the asset. </text:p>
      <text:p text:style-name="P32"/>
      <text:p text:style-name="P33">An example of <text:span text:style-name="T19">algorithmic trading</text:span> academic research paper:</text:p>
      <text:p text:style-name="P33"><text:s text:c="2"/>http://qfrg.wne.uw.edu.pl/?page_id=645</text:p>
      <text:p text:style-name="P33"><text:s text:c="2"/>https://www.wne.uw.edu.pl/files/2615/2405/6484/WNE_WP268.pdf</text:p>
      <text:p text:style-name="P33"/>
      <text:p text:style-name="P33"><text:span text:style-name="T64">Notice t</text:span>his is a self motivated project on applying machine learning in trading. <text:span text:style-name="T64">The </text:span>academic research paper <text:span text:style-name="T65">listed above is not the specification of this project, but a reference for ideas and information only.</text:span></text:p>
      <text:p text:style-name="P32"/>
      <text:p text:style-name="P32"/>
      <text:p text:style-name="P17"><text:span text:style-name="T1">2. </text:span><text:span text:style-name="T7">P</text:span><text:span text:style-name="T6">roblem </text:span><text:span text:style-name="T7">S</text:span><text:span text:style-name="T6">tatement</text:span></text:p>
      <text:p text:style-name="P28"/>
      <text:p text:style-name="P92">Mission: Create a Binary Classifier Prediction Model, to predict raise or fall in price of Ethereum 5 minute in the future.</text:p>
      <text:p text:style-name="P34"/>
      <text:p text:style-name="P46"><text:span text:style-name="T22">Using only historical data in 2018 </text:span>of two of the most popular <text:span text:style-name="T20">crypto </text:span>coin Bitcoin and Ethereum, <text:span text:style-name="T21">build a machine learning model to predict the future price of Ethereum, 5 minutes in the future. C</text:span>an ma<text:span text:style-name="T63">ch</text:span>ine learning give the trader a<text:span text:style-name="T63">n edge on</text:span> decision <text:span text:style-name="T66">making </text:span>which perform better than random?</text:p>
      <text:p text:style-name="P18"/>
      <text:p text:style-name="P18">This <text:span text:style-name="T81">project </text:span>is a problem of Binary Classification. </text:p>
      <text:p text:style-name="P18">If price predicted raise, the <text:span text:style-name="T81">target </text:span>label is Buy.</text:p>
      <text:p text:style-name="P18">If price predicted fall, the <text:span text:style-name="T81">target </text:span>label is Sell.</text:p>
      <text:p text:style-name="P24"><text:span text:style-name="T114">T</text:span>he problem is <text:span text:style-name="T83">NOT</text:span> <text:span text:style-name="T67">to </text:span>predict a<text:span text:style-name="T81">n exact </text:span>future price <text:span text:style-name="T113">of Ethereum in 5 minute</text:span>, <text:span text:style-name="T82">but only predicting price either raise or fall in 5 minute, much simpler</text:span>.</text:p>
      <text:p text:style-name="P18"/>
      <text:p text:style-name="P23">The output of the problem is <text:span text:style-name="T84">the </text:span>trained model predicting a raise and a fall in price of Ethereum<text:span text:style-name="T21"> 5 minutes in the future,</text:span> with an accuracy greater than 0.5 (50%)</text:p>
      <text:p text:style-name="P18"><text:s text:c="4"/></text:p>
      <text:p text:style-name="P97">Notice</text:p>
      <text:p text:style-name="P25">There is no porfolio handling in this project, simply create a model to make prediction better than random <text:span text:style-name="T115">(benchmark)</text:span>.</text:p>
      <text:p text:style-name="P87">Common <text:span text:style-name="T85">algorithmic trading </text:span>tools like Zipline, Alphalens or Pyfolio is not used in this project.</text:p>
      <text:p text:style-name="P18"/>
      <text:p text:style-name="P18"/>
      <text:p text:style-name="P17"><text:span text:style-name="T5">3. </text:span><text:span text:style-name="T11">D</text:span><text:span text:style-name="T6">atasets and </text:span><text:span text:style-name="T11">I</text:span><text:span text:style-name="T6">nputs</text:span></text:p>
      <text:p text:style-name="P35"/>
      <text:p text:style-name="P35">Using the <text:span text:style-name="T25">freely available historical data of </text:span>Bitcoin and Ethereum, <text:span text:style-name="T116">in year 2018.</text:span></text:p>
      <text:p text:style-name="P48">Since all crypto<text:span text:style-name="T48">currency</text:span> excha<text:span text:style-name="T48">n</text:span>ges trade price are slightly different, use only <text:span text:style-name="T25">one </text:span>exchange<text:span text:style-name="T19"> </text:span>historical data. <text:span text:style-name="T25">I have decided to use exchange Gemini, this is a popular exchange in Europe, and it is the only exchange data I found with free minute data .csv files.</text:span></text:p>
      <text:p text:style-name="P49"><text:soft-page-break/>I have chosen <text:span text:style-name="T24">to use </text:span>the minute data <text:span text:style-name="T24">for the problem, </text:span>as <text:span text:style-name="T42">minute</text:span> <text:span text:style-name="T43">have</text:span> more data points than hourly or daily, <text:span text:style-name="T86">and Deep Learning needs a lot of data points.</text:span></text:p>
      <text:p text:style-name="P49"><text:tab/><text:tab/><text:tab/><text:tab/><text:tab/><text:tab/><text:tab/><text:tab/><text:tab/><text:tab/><text:tab/><text:tab/><text:tab/></text:p>
      <text:p text:style-name="P51">All of the input data <text:span text:style-name="T48">are </text:span>in .csv format, <text:span text:style-name="T87">all included in the proposal zip file.</text:span></text:p>
      <text:p text:style-name="P51"/>
      <text:p text:style-name="P52"><text:span text:style-name="T87">These </text:span>.csv <text:span text:style-name="T117">files </text:span>can <text:span text:style-name="T88">also </text:span>be download <text:span text:style-name="T89">for </text:span>free at:</text:p>
      <text:p text:style-name="P19"><text:s text:c="2"/>http://www.cryptodatadownload.com</text:p>
      <text:p text:style-name="P53"/>
      <text:p text:style-name="P53">Direct links <text:span text:style-name="T22">to download:</text:span></text:p>
      <text:p text:style-name="P53"><text:s text:c="2"/>http://www.cryptodatadownload.com/cdd/gemini_BTCUSD_2018_1min.csv</text:p>
      <text:p text:style-name="P53"><text:s text:c="2"/>http://www.cryptodatadownload.com/cdd/gemini_ETHUSD_2018_1min.csv</text:p>
      <text:p text:style-name="P50"/>
      <text:p text:style-name="P93">Features</text:p>
      <text:p text:style-name="P36"><text:s text:c="2"/>Close Price, Volume of Bitcoin</text:p>
      <text:p text:style-name="P36"><text:s text:c="2"/>Close Price, Volume of Ethereum</text:p>
      <text:p text:style-name="P37"><text:span text:style-name="T69"><text:s text:c="2"/>(where DateT</text:span>ime <text:span text:style-name="T68">is index in the dataset, not a feature)</text:span></text:p>
      <text:p text:style-name="P37"/>
      <text:p text:style-name="P9">Target</text:p>
      <text:p text:style-name="P45"><text:s text:c="2"/>Predicting <text:span text:style-name="T124">Raise or Fall in </text:span>Ethereum Close Price, <text:span text:style-name="T21">5 minutes in the future</text:span></text:p>
      <text:p text:style-name="P45"><text:s text:c="2"/><text:span text:style-name="T90">Binary values: </text:span>Raise<text:span text:style-name="T124">=</text:span>Buy<text:span text:style-name="T124">=1</text:span> or Fall<text:span text:style-name="T124">=</text:span>Sell<text:span text:style-name="T124">=0</text:span></text:p>
      <text:p text:style-name="P47"><text:s text:c="2"/><text:span text:style-name="T123">(Notice: The project is not predicting raise/fall in price of Bitcoin)</text:span></text:p>
      <text:p text:style-name="P20"/>
      <text:p text:style-name="P10"><text:span text:style-name="T68">C</text:span>orrelation</text:p>
      <text:p text:style-name="P38">Often similar type of stocks or crypto-currencies raise and fall together. e.g. when Japan made bitcoin a legal currency back in Nov 2017, the news likely to contribute<text:span text:style-name="T91">d</text:span> the <text:span text:style-name="T91">big </text:span>raise in bitcoin value in late 2017, the altcoins <text:span text:style-name="T92">also </text:span>followed the rais<text:span text:style-name="T70">ing</text:span> trend. Bitcoin have the largest market share and it is often the trend setter. The correlation between Bitcoin and Ethereum will be used as inputs to predict the future price of Ethereum.</text:p>
      <text:p text:style-name="P38"/>
      <text:p text:style-name="P94">Data Limitation</text:p>
      <text:p text:style-name="P39">The dataset include the historical price and volume for Bitcoin and Ethereum only, no other altcoin <text:span text:style-name="T95">historical </text:span>data will be use. It is common to use tweets or social media feeds <text:span text:style-name="T71">to make</text:span> trading <text:span text:style-name="T71">decisions</text:span>, but these dataset<text:span text:style-name="T93">s</text:span> are very large and expensive to obtained, so they are not used in this project.</text:p>
      <text:p text:style-name="P39"/>
      <text:p text:style-name="P13">Datapoints</text:p>
      <text:p text:style-name="P39">The dataset used in this project is year 2018 only, and the data samples are in minutes. </text:p>
      <text:p text:style-name="P39">The number of data points in each .csv file will be:</text:p>
      <text:p text:style-name="P39"><text:s text:c="2"/>365 days x 24 hours x 60 minutes = 525600 data points</text:p>
      <text:p text:style-name="P39"><text:s text:c="2"/><text:span text:style-name="T94">(</text:span>This is an approximation only, as there are <text:span text:style-name="T72">likely </text:span>missing gaps in data<text:span text:style-name="T94">)</text:span></text:p>
      <text:p text:style-name="P21"/>
      <text:p text:style-name="P11">Data obtained already</text:p>
      <text:p text:style-name="P40">I have already provided all the data<text:span text:style-name="T96">set</text:span> i will be using <text:span text:style-name="T97">for this project</text:span>, th<text:span text:style-name="T98">e</text:span> <text:span text:style-name="T118">two</text:span> .csv files in the zip file.</text:p>
      <text:p text:style-name="P40"><text:span text:style-name="T99">I have also provided</text:span> download links in this document show<text:span text:style-name="T100">ing</text:span> where i have obtained the dataset from.</text:p>
      <text:p text:style-name="P40"/>
      <text:p text:style-name="P40"/>
      <text:p text:style-name="P21"><text:span text:style-name="T5">4. </text:span><text:span text:style-name="T11">S</text:span><text:span text:style-name="T6">olution </text:span><text:span text:style-name="T11">S</text:span><text:span text:style-name="T6">tatement</text:span></text:p>
      <text:p text:style-name="P8"/>
      <text:p text:style-name="P95">RNN LSTM</text:p>
      <text:p text:style-name="P54">Trading historical <text:span text:style-name="T49">price </text:span>data <text:span text:style-name="T44">is</text:span> <text:span text:style-name="T44">T</text:span>ime <text:span text:style-name="T44">S</text:span>equence. </text:p>
      <text:p text:style-name="P55">Recurrent Neural Network and Long Short Term Memory is ideal for solving <text:span text:style-name="T44">T</text:span>ime <text:span text:style-name="T44">S</text:span>equence <text:span text:style-name="T28">problem.</text:span></text:p>
      <text:p text:style-name="P56"/>
      <text:p text:style-name="P14">Target Label</text:p>
      <text:p text:style-name="P56"><text:span text:style-name="T26">The inputs time, price, and volume data are features, </text:span>there is no target label in the <text:span text:style-name="T73">given </text:span>data.</text:p>
      <text:p text:style-name="P57"><text:span text:style-name="T29">I will manually create a target label,</text:span> <text:span text:style-name="T100">binary </text:span>possible values <text:span text:style-name="T100">are ‘buy’ </text:span>or ‘<text:span text:style-name="T26">sell’, this target label is calculated by:</text:span></text:p>
      <text:p text:style-name="P88"/>
      <text:p text:style-name="P59">Future price <text:span text:style-name="T106">(in 5 minutes) </text:span>- Current price = Difference in Price</text:p>
      <text:p text:style-name="P58"><text:span text:style-name="T101">Positive </text:span>Difference in Price <text:span text:style-name="T101">= </text:span>Price <text:span text:style-name="T101">raised</text:span> = Buy <text:span text:style-name="T119">= 1</text:span></text:p>
      <text:p text:style-name="P58"><text:span text:style-name="T101">Negative </text:span>Difference in Price <text:span text:style-name="T101">= </text:span>Price <text:span text:style-name="T101">fall</text:span> = Sell <text:span text:style-name="T119">= 0</text:span></text:p>
      <text:p text:style-name="P41"/>
      <text:p text:style-name="P12">Feature Engineering</text:p>
      <text:p text:style-name="P42">For each prediction, the model will not only use the features of the current data point, but it will also use a look back period (previous days/<text:span text:style-name="T74">hours/minutes</text:span>), like the last 10, 30, or 60 <text:span text:style-name="T75">minutes</text:span> etc of historical data. The length of <text:span text:style-name="T75">history </text:span>lookup <text:span text:style-name="T75">period </text:span>is a parameter to tweak in the project. </text:p>
      <text:p text:style-name="P43">If <text:span text:style-name="T102">the</text:span> look back <text:span text:style-name="T75">period is</text:span> 10<text:span text:style-name="T107">0</text:span> days, then there are too many features generated and the <text:span text:style-name="T103">model </text:span>training will be slow. </text:p>
      <text:p text:style-name="P43"><text:soft-page-break/>If <text:span text:style-name="T102">the</text:span> look back <text:span text:style-name="T75">period </text:span>just 1 min, then it is probably not enough <text:span text:style-name="T76">features</text:span> for the model to learn the patterns.</text:p>
      <text:p text:style-name="P42"/>
      <text:p text:style-name="P96">Data split for training and validation</text:p>
      <text:p text:style-name="P44">Data First 95% is used for training</text:p>
      <text:p text:style-name="P42">Data Last 05% is used for validation</text:p>
      <text:p text:style-name="P42">The split of data is by ordered datetime index, we first calculate what is the datetime of 95% of year 2018.</text:p>
      <text:p text:style-name="P42">There is approx 365*24*60=525600 data points, if we dont count any missing gaps.</text:p>
      <text:p text:style-name="P42">525600*0.95=499320<text:tab/><text:tab/><text:tab/><text:tab/><text:tab/><text:tab/><text:tab/><text:tab/><text:tab/><text:tab/><text:tab/></text:p>
      <text:p text:style-name="P42">So the datetime at index 499320 is the <text:span text:style-name="T77">95% data </text:span>point <text:span text:style-name="T120">position </text:span>where the split happens.</text:p>
      <text:p text:style-name="P42"><text:span text:style-name="T108">Data </text:span>index 000001 to 4993<text:span text:style-name="T121">19</text:span> = training data</text:p>
      <text:p text:style-name="P42"><text:span text:style-name="T108">Data </text:span>index 49932<text:span text:style-name="T121">0</text:span> to 525600 = validation data</text:p>
      <text:p text:style-name="P89">(This is an approximation only, as there might be gaps in data)</text:p>
      <text:p text:style-name="P42"/>
      <text:p text:style-name="P15">Data Gaps Handling</text:p>
      <text:p text:style-name="P60">There are two way considered to handle gaps in <text:span text:style-name="T109">both the provided </text:span>data <text:span text:style-name="T109">and during processing the data</text:span>, either drop any rows that have an empty value, or appl<text:span text:style-name="T78">y</text:span> forward fill <text:span text:style-name="T80">using</text:span> the previous available value, <text:span text:style-name="T79">which of these 2 approaches will be used, and where in code, will be decided during the code implemetation.</text:span></text:p>
      <text:p text:style-name="P60"/>
      <text:p text:style-name="P29"/>
      <text:p text:style-name="P21"><text:span text:style-name="T5">5. </text:span><text:span text:style-name="T11">B</text:span><text:span text:style-name="T6">enchmark </text:span><text:span text:style-name="T11">M</text:span><text:span text:style-name="T6">odel</text:span></text:p>
      <text:p text:style-name="P30"/>
      <text:p text:style-name="P61">Pre-processing the data evenly so there are 50% buy and 50% of sell, this give a pure random guess prediction has a 50% chance of being right. This is the benchmark <text:span text:style-name="T50">model</text:span>.</text:p>
      <text:p text:style-name="P61">Dropping <text:span text:style-name="T104">any </text:span>data points to balance the data <text:span text:style-name="T104">will</text:span> create "gaps" in the time-series. <text:span text:style-name="T104">But there should still be enough data points to make the training possible, if not, then the model training would fail and should be detected in the validation accuracy. I am confident the selected features in dataset should be enough to train a model make predictions a bit better than random. </text:span></text:p>
      <text:p text:style-name="P62"/>
      <text:p text:style-name="P62">Model prediction validation accuracy <text:span text:style-name="T34">(Benchmark) =</text:span> 0.5 </text:p>
      <text:p text:style-name="P62"/>
      <text:p text:style-name="P69">Logically, if the trained RNN model can predict correct target Buy/Sell by more than 50%, and many times, then the model is perform<text:span text:style-name="T51">ing</text:span> better than the benchmark (random), <text:span text:style-name="T52">and</text:span> the problem is solved.</text:p>
      <text:p text:style-name="P30"/>
      <text:p text:style-name="P63"><text:span text:style-name="T30">The good trained RNN model </text:span>can be <text:span text:style-name="T30">calculated</text:span> <text:span text:style-name="T30">by</text:span> the follow<text:span text:style-name="T61">ing</text:span> simple <text:span text:style-name="T30">equation</text:span>:</text:p>
      <text:p text:style-name="P63">Model prediction validation accuracy <text:span text:style-name="T34">(Solved) </text:span>&gt; 0.5 </text:p>
      <text:p text:style-name="P22"/>
      <text:p text:style-name="P22"/>
      <text:p text:style-name="P21"><text:span text:style-name="T5">6. </text:span><text:span text:style-name="T11">E</text:span><text:span text:style-name="T6">valuation </text:span><text:span text:style-name="T11">M</text:span><text:span text:style-name="T6">etrics</text:span></text:p>
      <text:p text:style-name="P70"/>
      <text:p text:style-name="P72"><text:span text:style-name="T32">The trained RNN </text:span>model <text:span text:style-name="T32">validation </text:span>accura<text:span text:style-name="T32">cy needs to be </text:span>more than <text:span text:style-name="T32">0.5 (</text:span>50%<text:span text:style-name="T32">)</text:span> <text:span text:style-name="T32">to be</text:span> successful.</text:p>
      <table:table table:name="Table1" table:style-name="Table1">
        <table:table-column table:style-name="Table1.A"/>
        <table:table-column table:style-name="Table1.B"/>
        <table:table-row>
          <table:table-cell table:style-name="Table1.A1" office:value-type="string">
            <text:p text:style-name="P64">Model prediction validation accuracy</text:p>
          </table:table-cell>
          <table:table-cell table:style-name="Table1.B1" office:value-type="string">
            <text:p text:style-name="P91">Meaning</text:p>
          </table:table-cell>
        </table:table-row>
        <table:table-row>
          <table:table-cell table:style-name="Table1.A2" office:value-type="string">
            <text:p text:style-name="P64">&gt; 0.5 <text:span text:style-name="T33">(&gt;50%)</text:span></text:p>
          </table:table-cell>
          <table:table-cell table:style-name="Table1.B2" office:value-type="string">
            <text:p text:style-name="P90">The RNN model is learning <text:span text:style-name="T110">the</text:span> patterns <text:span text:style-name="T53">for</text:span> a raise in future price, <text:span text:style-name="T53">the </text:span><text:span text:style-name="T2">model prediction is better than random. </text:span><text:span text:style-name="T3">T</text:span><text:span text:style-name="T4">he problem is solved</text:span><text:span text:style-name="T3">.</text:span></text:p>
          </table:table-cell>
        </table:table-row>
        <table:table-row>
          <table:table-cell table:style-name="Table1.A2" office:value-type="string">
            <text:p text:style-name="P65"><text:span text:style-name="T31">=</text:span> 0.5 <text:span text:style-name="T33">(=50%)</text:span></text:p>
          </table:table-cell>
          <table:table-cell table:style-name="Table1.B2" office:value-type="string">
            <text:p text:style-name="P73">The RNN model is not learning any patterns <text:span text:style-name="T54">from the input data</text:span>, <text:span text:style-name="T55">the model is</text:span> stuck at random 50:50, the benc<text:span text:style-name="T55">h</text:span>mark.</text:p>
          </table:table-cell>
        </table:table-row>
        <table:table-row>
          <table:table-cell table:style-name="Table1.A2" office:value-type="string">
            <text:p text:style-name="P65"><text:span text:style-name="T31">&lt;</text:span> 0.5 <text:span text:style-name="T33">(&lt;50%)</text:span></text:p>
          </table:table-cell>
          <table:table-cell table:style-name="Table1.B2" office:value-type="string">
            <text:p text:style-name="P74">The RNN model is only memori<text:span text:style-name="T55">zi</text:span>ng input data, <text:span text:style-name="T105">possible </text:span>overfitting, <text:span text:style-name="T56">The model has failed to </text:span>learn.</text:p>
          </table:table-cell>
        </table:table-row>
      </table:table>
      <text:p text:style-name="P64"><text:s text:c="3"/></text:p>
      <text:p text:style-name="P68">To track the model prediction performance, I will use <text:span text:style-name="T27">T</text:span>ensorboard <text:span text:style-name="T57">in development, </text:span>and include graphs <text:span text:style-name="T111">of </text:span>validation accuracy in my <text:span text:style-name="T57">P</text:span>roject <text:span text:style-name="T57">R</text:span>eport.</text:p>
      <text:p text:style-name="P66"/>
      <text:p text:style-name="P66"/>
      <text:p text:style-name="P67"><text:span text:style-name="T5">7. </text:span><text:span text:style-name="T11">P</text:span><text:span text:style-name="T10">roject </text:span><text:span text:style-name="T11">D</text:span><text:span text:style-name="T10">esign</text:span></text:p>
      <text:p text:style-name="P75"/>
      <text:p text:style-name="P75">The workflow</text:p>
      <text:p text:style-name="P77">- <text:span text:style-name="T38">Read in the 2 .csv files into dataframes.</text:span></text:p>
      <text:p text:style-name="P77"><text:span text:style-name="T35">- J</text:span>oin all data into one <text:span text:style-name="T35">main </text:span>dataset, <text:span text:style-name="T35">use column close as the price value, drop any inrelevant rows and columns.</text:span></text:p>
      <text:p text:style-name="P80">- Data Handling - <text:span text:style-name="T58">f</text:span>orward fill or drop <text:span text:style-name="T58">any gaps</text:span> <text:span text:style-name="T58">in data</text:span>, Date format yyyy-mm-dd hh:mm:ssss</text:p>
      <text:p text:style-name="P77"><text:span text:style-name="T35">- Assign</text:span> <text:span text:style-name="T35">a new column target label (Binary C</text:span>lassif<text:span text:style-name="T35">ication) </text:span>buy/sell <text:span text:style-name="T35">value base on future price raised/falled.</text:span></text:p>
      <text:p text:style-name="P79">- <text:span text:style-name="T112">Normalizing numeric column values to between value 0.0 to 1.0</text:span></text:p>
      <text:p text:style-name="P78">- <text:span text:style-name="T35">F</text:span>eature engineering, <text:span text:style-name="T35">each data row </text:span>lookback <text:span text:style-name="T35">a number of sequence in the historical data</text:span>, <text:span text:style-name="T59">previous</text:span></text:p>
      <text:p text:style-name="P78"><text:soft-page-break/><text:span text:style-name="T59"><text:s text:c="2"/>minutes, these are additional features to be use </text:span>to predict <text:span text:style-name="T35">the future</text:span> <text:span text:style-name="T35">sequence price and target label.</text:span></text:p>
      <text:p text:style-name="P81">- <text:span text:style-name="T35">S</text:span>eperate <text:span text:style-name="T35">main dataset into T</text:span>rain <text:span text:style-name="T60">data (95%) </text:span>and <text:span text:style-name="T35">V</text:span>alidation data <text:span text:style-name="T122">(05%), do not shuffle, and must be ordered by Date.</text:span></text:p>
      <text:p text:style-name="P82">- <text:span text:style-name="T35">Create data for benchmark, by b</text:span>alanc<text:span text:style-name="T35">ing</text:span> data to 50% going up (Buy), 50% going down (Sell),</text:p>
      <text:p text:style-name="P76"><text:s text:c="2"/>by removing extra Buys or Sells if necessary. </text:p>
      <text:p text:style-name="P83">- <text:span text:style-name="T36">Create a deep learning </text:span>RNN <text:span text:style-name="T36">model using keras tensorflow</text:span> <text:span text:style-name="T23">LSTM</text:span></text:p>
      <text:p text:style-name="P84"><text:s text:c="2"/>Optimizer = Adam, Loss = Sparse Categorical Cross Entropy</text:p>
      <text:p text:style-name="P85">- <text:span text:style-name="T41">Train model, save logs to view in Tensorboard</text:span></text:p>
      <text:p text:style-name="P85">- <text:span text:style-name="T36">H</text:span>yperparameters tuning <text:span text:style-name="T36">on number of layers in RNN model, layer size, batch size, dropouts etc.</text:span></text:p>
      <text:p text:style-name="P86">- <text:span text:style-name="T39">Analysis model training progress in </text:span>Tensorboard, <text:span text:style-name="T36">check</text:span> validation accuracy.</text:p>
      <text:p text:style-name="P86"><text:s text:c="2"/><text:span text:style-name="T37">Once the validation accuracy is over 0.5, the problem is solved and stop the model training.</text:span></text:p>
      <text:p text:style-name="P86">- <text:span text:style-name="T40">Export Tensorboard graphs to use in the project report.</text:span></text:p>
      <text:p text:style-name="P71">- <text:span text:style-name="T40">Write project report and submit to Udac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4:58:22.065658262</meta:creation-date>
    <dc:date>2019-02-26T06:17:50.522828875</dc:date>
    <meta:editing-duration>P1DT18H47M20S</meta:editing-duration>
    <meta:editing-cycles>373</meta:editing-cycles>
    <meta:generator>LibreOffice/6.0.7.3$Linux_X86_64 LibreOffice_project/00m0$Build-3</meta:generator>
    <meta:document-statistic meta:table-count="1" meta:image-count="0" meta:object-count="0" meta:page-count="4" meta:paragraph-count="121" meta:word-count="1671" meta:character-count="10049" meta:non-whitespace-character-count="8418"/>
  </office:meta>
</office:document-meta>
</file>